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placement of a Vietnamese restaurant in Waltham Forest, London</text:p>
      <text:p text:style-name="P3"/>
      <text:p text:style-name="P4"/>
      <text:p text:style-name="P2">1. Introduction</text:p>
      <text:p text:style-name="P1">The problem we are looking to solve is finding the ideal location for the construction of a new Vietnamese restaurant in the Borough of Waltham Forest in London. Food from foreign cultures has been growing more popular across the UK, especially in London, and so would be a good place for a prospective Vietnamese restaurant to be founded. Furthermore, Waltham Forest's adjacency to the Olympic Park, and strong rail links make it a thriving area for development.</text:p>
      <text:p text:style-name="P1"/>
      <text:p text:style-name="P1">The insights gleaned from this report would be useful to any existing Vietnamese restaurant chain looking to expand into a new location, or a group of shareholders looking to set up a first restaurant. They may have selected Waltham Forest due to their own location, or perhaps because it is the nearest location they haven't yet expanded too. Once a selection of good neighbourhoods to build the new restaurant has been found, this report could be used to further prove the viability of the restaurant to potential investors.</text:p>
      <text:p text:style-name="P1"/>
      <text:p text:style-name="P1"/>
      <text:p text:style-name="P2">2. Business Problem</text:p>
      <text:p text:style-name="P1">Choosing the best location to build the restaurant is important. Building in an area with too many other Vietnamese restaurants would be a bad idea, as there would be a large amount of competition. On the other hand, there needs to be demand, so building the restaurant in the middle of an industrial park would be just as bad. No restaurant will succeed without a customer base.</text:p>
      <text:p text:style-name="P1"/>
      <text:p text:style-name="P1">Since business location will have a profound effect on the number of customers, and thus the income, the stakeholders will clearly want to take great care in choosing a location.</text:p>
      <text:p text:style-name="P2"/>
      <text:p text:style-name="P2"/>
      <text:p text:style-name="P2">3. Data Usage</text:p>
      <text:p text:style-name="P1">To identify the best location, I will use Wikipedia to obtain a list of geographical areas in London. London is chosen because taking too large a sample might muddy the data, <text:s/>since surrounding rural areas of other cities may be structured differently, and Waltham Forest is a part of London. This data is merely a list of the location name and the containing Borough, so will will use FourSquare to obtain the Latitude and Longitude of each of these areas.</text:p>
      <text:p text:style-name="P1"/>
      <text:p text:style-name="P1">FourSquare will be used again to obtain a list of nearby venues to each of these areas. K-means clustering can then categorise these areas based upon nearby venues. We will then investigate the defining features of each cluster, and find which are suitable for Vietnamese restaurants i.e. a high density of other culinary establishments. Once we have identified which clusters are suitable, we will search for areas which are part of these clusters in Waltham Fores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mes Pigden</meta:initial-creator>
    <meta:creation-date>2019-01-21T15:03:17.75</meta:creation-date>
    <dc:date>2019-01-24T15:56:42.09</dc:date>
    <dc:creator>James Pigden</dc:creator>
    <meta:editing-duration>PT16H47M47S</meta:editing-duration>
    <meta:editing-cycles>4</meta:editing-cycles>
    <meta:generator>OpenOffice.org/3.3$Win32 OpenOffice.org_project/330m20$Build-9567</meta:generator>
    <meta:document-statistic meta:table-count="0" meta:image-count="0" meta:object-count="0" meta:page-count="1" meta:paragraph-count="10" meta:word-count="436" meta:character-count="2583"/>
  </office:meta>
</office:document-meta>
</file>